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33a9" officeooo:paragraph-rsid="001b33a9"/>
    </style:style>
    <style:style style:name="P2" style:family="paragraph" style:parent-style-name="Standard">
      <style:paragraph-properties fo:text-align="center" style:justify-single-word="false"/>
      <style:text-properties officeooo:rsid="001ddc39" officeooo:paragraph-rsid="001ddc39"/>
    </style:style>
    <style:style style:name="P3" style:family="paragraph" style:parent-style-name="Standard">
      <style:paragraph-properties fo:line-height="200%" fo:text-align="start" style:justify-single-word="false"/>
      <style:text-properties officeooo:rsid="001ddc39" officeooo:paragraph-rsid="00221b79"/>
    </style:style>
    <style:style style:name="P4" style:family="paragraph" style:parent-style-name="Standard">
      <style:paragraph-properties fo:text-align="center" style:justify-single-word="false"/>
      <style:text-properties fo:font-weight="bold" officeooo:rsid="001ddc39" officeooo:paragraph-rsid="001ddc39" style:font-weight-asian="bold" style:font-weight-complex="bold"/>
    </style:style>
    <style:style style:name="P5" style:family="paragraph" style:parent-style-name="Standard">
      <style:paragraph-properties fo:line-height="200%" fo:text-align="start" style:justify-single-word="false"/>
      <style:text-properties officeooo:rsid="001ea9d6" officeooo:paragraph-rsid="00221b79"/>
    </style:style>
    <style:style style:name="P6" style:family="paragraph" style:parent-style-name="Standard">
      <style:text-properties officeooo:rsid="0022b17b" officeooo:paragraph-rsid="0022b17b"/>
    </style:style>
    <style:style style:name="P7" style:family="paragraph" style:parent-style-name="Standard">
      <style:text-properties officeooo:rsid="00237b96" officeooo:paragraph-rsid="00237b96"/>
    </style:style>
    <style:style style:name="P8" style:family="paragraph" style:parent-style-name="Standard">
      <style:text-properties officeooo:rsid="002741c4" officeooo:paragraph-rsid="002741c4"/>
    </style:style>
    <style:style style:name="P9" style:family="paragraph" style:parent-style-name="Standard">
      <style:text-properties officeooo:rsid="00287633" officeooo:paragraph-rsid="00287633"/>
    </style:style>
    <style:style style:name="P10" style:family="paragraph" style:parent-style-name="Standard">
      <style:text-properties officeooo:rsid="002970f8" officeooo:paragraph-rsid="002970f8"/>
    </style:style>
    <style:style style:name="P11" style:family="paragraph" style:parent-style-name="Standard">
      <style:text-properties officeooo:rsid="002af66a" officeooo:paragraph-rsid="002af66a"/>
    </style:style>
    <style:style style:name="P12" style:family="paragraph" style:parent-style-name="Standard">
      <style:text-properties officeooo:rsid="002c2797" officeooo:paragraph-rsid="00287633"/>
    </style:style>
    <style:style style:name="P13" style:family="paragraph" style:parent-style-name="Standard">
      <style:text-properties officeooo:rsid="002df76b" officeooo:paragraph-rsid="002df76b"/>
    </style:style>
    <style:style style:name="P14" style:family="paragraph" style:parent-style-name="Standard">
      <style:text-properties officeooo:rsid="002e814a" officeooo:paragraph-rsid="002e814a"/>
    </style:style>
    <style:style style:name="T1" style:family="text">
      <style:text-properties officeooo:rsid="001ea9d6"/>
    </style:style>
    <style:style style:name="T2" style:family="text">
      <style:text-properties officeooo:rsid="0024447f"/>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posal</text:p>
      <text:p text:style-name="P1">Michael Souza</text:p>
      <text:p text:style-name="P1"/>
      <text:p text:style-name="P4">Track and Field Web App</text:p>
      <text:p text:style-name="P2"/>
      <text:p text:style-name="P2"/>
      <text:p text:style-name="P3"><text:tab/>My capstone project proposal is a web app for Track and Field athletes. This app will be created using ruby on rails on an AWS server, foundation for the css, and hopefully the google drive API. My goal for this project is to provide a service for track and field athletes that don't have a reliable source to record and remember all the little things that they do during practice or a track meet. This app would have user accounts <text:span text:style-name="T1">and each user will be able to select their events that they compete in. From here there will be different sections that the user can bounce between; one for official track meets and results and another for practice. </text:span></text:p>
      <text:p text:style-name="P5"><text:tab/>The biggest obstacle for track athletes is keeping track of what you have done for each day and how it has effected each practice. I want to keep track of these notes by day so if an athlete is having practice months later and they can't figure out what helped them in the past they can look back at their notes. In theory I would like to have a section for practice notes and mark notes. Mark notes (probably not what it will be called) will be the section where the athlete can save important marks to remember for the future. As a high jumper myself there is a set mark that you jump from every time so it is helpful to have the distance I have to measure from the high jump pit in order to have the perfect approach each time. I would like to have this mark notes because through the course of time an athlete changes their marks and sometimes over a season they might change it multiple times depending on what has changed. </text:p>
      <text:p text:style-name="P5"><text:tab/>As for the section of official track meets and results, each user has their selected events that they have saved to that account, with those events stored they will be able to enter a new track meet name and save their results for that meet. Later when multiple track meets are saved you will be able to go back and see your results for that meet. If possible I would like to have an events tab that allows users to see their events results and sort them by best result for each event. </text:p>
      <text:p text:style-name="P5"><text:soft-page-break/><text:tab/>The features I would like to add are, but not limited to, converting meters to inches and vice versa because almost every field event is tracked in meters and not everyone knows meters. Another feature would be a timer, and hopefully have that time saved in your specific event. The hardest feature I will have to implement, just because I have never used an API before would be the google drive. This will be used to have users save their notes to the cloud so they can use them later or even email them to someone. </text:p>
      <text:p text:style-name="P1"><text:tab/></text:p>
      <text:p text:style-name="P6">Added to my project from group.</text:p>
      <text:p text:style-name="P6"/>
      <text:p text:style-name="P7"/>
      <text:p text:style-name="P7">--Use partials for each <text:span text:style-name="T2">event</text:span></text:p>
      <text:p text:style-name="P7"/>
      <text:p text:style-name="P7">--polymorphic association using partials <text:s text:c="3"/></text:p>
      <text:p text:style-name="P7"/>
      <text:p text:style-name="P7">-----Schedule some time</text:p>
      <text:p text:style-name="P7"/>
      <text:p text:style-name="P8">cur.season.track_meets</text:p>
      <text:p text:style-name="P8"/>
      <text:p text:style-name="P8">cur_track.name</text:p>
      <text:p text:style-name="P8"/>
      <text:p text:style-name="P8">accordion for each individual track meet</text:p>
      <text:p text:style-name="P8"/>
      <text:p text:style-name="P8">github.com/px-amaac/tutorial creator</text:p>
      <text:p text:style-name="P8"/>
      <text:p text:style-name="P8"/>
      <text:p text:style-name="P8"/>
      <text:p text:style-name="P10">--ADDED--</text:p>
      <text:p text:style-name="P9">Add page for best marks overall/for that season</text:p>
      <text:p text:style-name="P12"><text:line-break/><text:line-break/><text:span text:style-name="T3">IDEA</text:span></text:p>
      <text:p text:style-name="P11">Season Model</text:p>
      <text:p text:style-name="P11">Using has_many :events, through: :meets</text:p>
      <text:p text:style-name="P13">has belong to many</text:p>
      <text:p text:style-name="P13"/>
      <text:p text:style-name="P14">Click on triple jump and be able to see all results from triple jump....</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5:43:24.247293274</meta:creation-date>
    <dc:date>2015-04-09T20:58:05.985232459</dc:date>
    <meta:editing-duration>PT6H48M25S</meta:editing-duration>
    <meta:editing-cycles>13</meta:editing-cycles>
    <meta:generator>LibreOffice/4.2.7.2$Linux_X86_64 LibreOffice_project/420m0$Build-2</meta:generator>
    <meta:document-statistic meta:table-count="0" meta:image-count="0" meta:object-count="0" meta:page-count="2" meta:paragraph-count="23" meta:word-count="561" meta:character-count="3080" meta:non-whitespace-character-count="2530"/>
  </office:meta>
</office:document-meta>
</file>